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618fd1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60ff47"/>
    </style:style>
    <style:style style:name="T5" style:family="text">
      <style:text-properties style:font-name="Linux Libertine G2" officeooo:rsid="00618f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4">1</text:span><text:span text:style-name="T5">2</text:span><text:span text:style-name="T1"><text:line-break/></text:span><text:bookmark-end text:name="__RefHeading___Toc46_1751073990"/></text:h>
      <text:h text:style-name="P4" text:outline-level="2"><text:span text:style-name="T4">1</text:span><text:span text:style-name="T5">2</text:span><text:span text:style-name="T1">.1 </text:span><text:span text:style-name="T3">Titre</text:span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2:01:37.952405922</dc:date>
    <meta:editing-duration>PT3H4M22S</meta:editing-duration>
    <meta:editing-cycles>54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2" meta:non-whitespace-character-count="19"/>
  </office:meta>
</office:document-meta>
</file>